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ard">
      <style:text-properties officeooo:paragraph-rsid="001f0b13"/>
    </style:style>
    <style:style style:name="P2" style:family="paragraph" style:parent-style-name="Titel" style:master-page-name="MP0">
      <style:paragraph-properties fo:text-align="center" style:justify-single-word="false" style:page-number="auto" fo:break-before="page"/>
    </style:style>
    <style:style style:name="P3" style:family="paragraph" style:parent-style-name="Lijstalinea" style:list-style-name="L1"/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solid" draw:fill-color="#ffffa6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background-color="#ffffa6" fo:border="solid #000000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a6"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a6" draw:textarea-horizontal-align="justify" draw:textarea-vertical-align="middle" draw:auto-grow-height="false" fo:min-height="1.1201in" fo:min-width="2.9953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bedrijfsnaam" form:control-implementation="ooo:com.sun.star.form.component.TextField" xml:id="control1" form:id="control1" form:current-value="bedrijfsnaam" form:value="bedrijfsnaa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tcode" form:control-implementation="ooo:com.sun.star.form.component.TextField" xml:id="control2" form:id="control2" form:current-value="postcode" form:value="postcod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ats" form:control-implementation="ooo:com.sun.star.form.component.TextField" xml:id="control3" form:id="control3" form:title="plaats" form:current-value="plaats" form:value="plaat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plaats"/>
              <form:property form:property-name="ObjIDinMSO" office:value-type="float" office:value="65535"/>
            </form:properties>
          </form:text>
          <form:text form:name="adres" form:control-implementation="ooo:com.sun.star.form.component.TextField" xml:id="control4" form:id="control4" form:current-value="adres" form:value="adre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vkNummer" form:control-implementation="ooo:com.sun.star.form.component.TextField" xml:id="control5" form:id="control5" form:current-value="KVK-nummer" form:value="KVK-numm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tegenwoordiger" form:control-implementation="ooo:com.sun.star.form.component.TextField" xml:id="control6" form:id="control6" form:current-value="vertegenwoordiger" form:value="vertegenwoordig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unctie" form:control-implementation="ooo:com.sun.star.form.component.TextField" xml:id="control7" form:id="control7" form:current-value="functie" form:value="functi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ats" form:control-implementation="ooo:com.sun.star.form.component.TextField" xml:id="control8" form:id="control8" form:current-value="plaats" form:value="plaat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" form:control-implementation="ooo:com.sun.star.form.component.TextField" xml:id="control9" form:id="control9" form:current-value="datum" form:value="datu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edrijf Volmachtgever" form:control-implementation="ooo:com.sun.star.form.component.TextField" xml:id="control10" form:id="control10" form:current-value="bedrijf Volmachtgever" form:value="bedrijf Volmachtgev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tegenwoordiger Volmachtgever" form:control-implementation="ooo:com.sun.star.form.component.TextField" xml:id="control11" form:id="control11" form:current-value="vertegenwoordiger Volmachtgever" form:value="vertegenwoordiger Volmachtgev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unctie vertegenwoordiger Volmachtgever" form:control-implementation="ooo:com.sun.star.form.component.TextField" xml:id="control12" form:id="control12" form:current-value="functie vertegenwoordiger Volmachtgever" form:value="functie vertegenwoordiger Volmachtgev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lmacht</text:p>
      <text:p text:style-name="Standaard"/>
      <text:p text:style-name="P1">Ondergetekende, <draw:control text:anchor-type="as-char" svg:y="-0.1791in" draw:z-index="1" draw:name="Control 1" draw:style-name="gr1" draw:text-style-name="P4" svg:width="1.7831in" svg:height="0.2504in" draw:control="control1"/><text:s/>gevestigd te <draw:control text:anchor-type="as-char" svg:y="-0.1791in" draw:z-index="2" draw:name="Control 2" draw:style-name="gr2" draw:text-style-name="P4" svg:width="0.6469in" svg:height="0.2504in" draw:control="control2"/><text:s/>te <draw:control text:anchor-type="as-char" svg:y="-0.1791in" draw:z-index="3" draw:name="Control 3" draw:style-name="gr2" draw:text-style-name="P4" svg:width="1.1567in" svg:height="0.2504in" draw:control="control3"/><text:s/>aan <draw:control text:anchor-type="as-char" svg:y="-0.1791in" draw:z-index="4" draw:name="Control 4" draw:style-name="gr2" draw:text-style-name="P4" svg:width="1.185in" svg:height="0.2504in" draw:control="control4"/><text:s/>met KvK-nummer <draw:control text:anchor-type="as-char" svg:y="-0.1791in" draw:z-index="5" draw:name="Control 5" draw:style-name="gr2" draw:text-style-name="P4" svg:width="0.9594in" svg:height="0.2504in" draw:control="control5"/>, rechtsgeldig vertegenwoordigd door <draw:control text:anchor-type="as-char" svg:y="-0.1791in" draw:z-index="6" draw:name="Control 6" draw:style-name="gr2" draw:text-style-name="P4" svg:width="1.3976in" svg:height="0.2504in" draw:control="control6"/>, in de functie van <draw:control text:anchor-type="as-char" svg:y="-0.1791in" draw:z-index="7" draw:name="Control 7" draw:style-name="gr2" draw:text-style-name="P4" svg:width="1.3976in" svg:height="0.2504in" draw:control="control7"/>, hierna te noemen: de “Volmachtgever”</text:p>
      <text:p text:style-name="Standaard">verleent in het kader van het project ‘Digital twin Drechtsteden’ hierbij een bijzondere volmacht aan</text:p>
      <text:p text:style-name="Standaard">Zenmo B.V. gevestigd te 5255PB te Herpt aan Hoefstraat 1a met KvK-nummer 71609113, hierna te noemen: de “Gevolmachtigde”.</text:p>
      <text:p text:style-name="Standaard">De volmacht geeft de Gevolmachtigde de bevoegdheid om in naam van Volmachtgever de navolgende (rechts)handelingen te verrichten:</text:p>
      <text:list text:style-name="L1">
        <text:list-item>
          <text:p text:style-name="P3">Het opvragen bij Stedin Netbeheer B.V. van alle (meet)gegevens over/van de aansluiting van Volmachtgever (zoals: EAN, aansluitcapaciteit, leverings- en verbruiksgegevens, zowel historisch als actueel tot 3 jaar voorafgaand aan het moment van aanvragen. Deze opsomming is niet limitatief).</text:p>
        </text:list-item>
        <text:list-item>
          <text:p text:style-name="P3">Het bij Stedin Netbeheer B.V. opvragen van gegevens over de nettopologie waar de Volmachtgever op aangesloten is (daaronder begrepen maar niet gelimiteerd tot: type en capaciteit van zowel kabel als transformator). </text:p>
        </text:list-item>
      </text:list>
      <text:p text:style-name="Standaard">Volmachtgever geeft Gevolmachtigde toestemming om de voornoemde gegevens te gebruiken in een digital twin waarmee de potentie van een energie coöperatie en energy hub wordt onderzocht.</text:p>
      <text:p text:style-name="Standaard">Deze volmacht geldt vanaf datum ondertekening tot 1 januari 2025. Op deze volmacht is Nederlands recht van toepassing.</text:p>
      <text:p text:style-name="Standaard"/>
      <text:p text:style-name="P1">Aldus getekend te <draw:control text:anchor-type="as-char" svg:y="-0.1791in" draw:z-index="8" draw:name="Control 8" draw:style-name="gr2" draw:text-style-name="P4" svg:width="1.3976in" svg:height="0.2504in" draw:control="control8"/>, op <draw:control text:anchor-type="as-char" svg:y="-0.1791in" draw:z-index="9" draw:name="Control 9" draw:style-name="gr2" draw:text-style-name="P4" svg:width="1.3976in" svg:height="0.2504in" draw:control="control9"/>.</text:p>
      <text:p text:style-name="Standaard"><draw:custom-shape text:anchor-type="paragraph" draw:z-index="0" draw:name="Shape 1" draw:style-name="gr3" draw:text-style-name="P5" svg:width="2.9953in" svg:height="1.1205in" svg:x="1.0799in" svg:y="0.0189in"><text:p/><draw:enhanced-geometry svg:viewBox="0 0 21600 21600" draw:type="rectangle" draw:enhanced-path="M 0 0 L 21600 0 21600 21600 0 21600 0 0 Z N"/></draw:custom-shape>Handtekening: </text:p>
      <text:p text:style-name="Standaard"/>
      <text:p text:style-name="Standaard"/>
      <text:p text:style-name="Standaard"/>
      <text:p text:style-name="P1">Naam: <draw:control text:anchor-type="as-char" svg:y="-0.1791in" draw:z-index="10" draw:name="Control 10" draw:style-name="gr1" draw:text-style-name="P4" svg:width="1.9213in" svg:height="0.2504in" draw:control="control10"/></text:p>
      <text:p text:style-name="P1">Namens deze: <draw:control text:anchor-type="as-char" svg:y="-0.1791in" draw:z-index="11" draw:name="Control 11" draw:style-name="gr1" draw:text-style-name="P4" svg:width="1.9697in" svg:height="0.2504in" draw:control="control11"/></text:p>
      <text:p text:style-name="P1">Functie: <draw:control text:anchor-type="as-char" svg:y="-0.1791in" draw:z-index="12" draw:name="Control 12" draw:style-name="gr1" draw:text-style-name="P4" svg:width="2.2358in" svg:height="0.2504in" draw:control="control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nl" fo:country="NL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nl" fo:country="NL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ard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el" style:family="paragraph" style:parent-style-name="Standaard" style:next-style-name="Standaard">
      <style:paragraph-properties fo:margin-top="0in" fo:margin-bottom="0in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jstalinea" style:family="paragraph" style:parent-style-name="Standaard">
      <style:paragraph-properties fo:margin-left="0.5in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tandaardalinea-lettertype" style:family="text"/>
    <style:style style:name="Titel_20_Char" style:display-name="Titel Char" style:family="text" style:parent-style-name="Standaardalinea-lettertype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dc:title/>
    <dc:description/>
    <dc:subject/>
    <meta:initial-creator>Iris Roscam Abbing</meta:initial-creator>
    <meta:creation-date>2024-03-08T15:01:00Z</meta:creation-date>
    <dc:date>2024-03-11T12:25:08.654258457</dc:date>
    <meta:editing-cycles>4</meta:editing-cycles>
    <meta:editing-duration>PT51S</meta:editing-duration>
    <meta:print-date>2024-03-11T12:11:34.822248999</meta:print-date>
    <meta:printed-by>PDF files</meta:printed-by>
    <meta:document-statistic meta:table-count="0" meta:image-count="0" meta:object-count="0" meta:page-count="1" meta:paragraph-count="14" meta:word-count="199" meta:character-count="1381" meta:non-whitespace-character-count="1189"/>
    <meta:template xlink:type="simple" xlink:actuate="onRequest" xlink:title="" xlink:href="Normal.dotm"/>
  </office:meta>
</office:document-meta>
</file>